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118C66ABE9614728689.png" manifest:media-type="image/png"/>
  <manifest:file-entry manifest:full-path="Pictures/1000000000000103000000C26F8B3F38602EA9B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1" svg:font-family="Hack" style:font-pitch="fixed"/>
    <style:font-face style:name="Hack2" svg:font-family="Hack" style:font-adornments="Bold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7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559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8pt" style:font-weight-asian="bold" style:font-size-complex="1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666666" loext:opacity="100%" fo:font-size="16pt" fo:font-weight="normal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 fo:font-size="16pt" fo:font-weight="normal" style:font-size-asian="18pt" style:font-weight-asian="normal" style:font-size-complex="18pt" style:font-weight-complex="normal"/>
    </style:style>
    <style:style style:name="P5" style:family="paragraph">
      <style:text-properties fo:letter-spacing="0.071cm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666666" loext:opacity="100%" fo:font-size="16pt" fo:letter-spacing="0.071cm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 fo:font-size="20pt" fo:font-weight="normal" style:font-size-asian="18pt" style:font-weight-asian="normal" style:font-size-complex="18pt" style:font-weight-complex="normal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666666" loext:opacity="100%" fo:font-size="16pt" fo:font-weight="bold" style:font-size-asian="18pt" style:font-weight-asian="bold" style:font-size-complex="18pt" style:font-weight-complex="bold"/>
    </style:style>
    <style:style style:name="T2" style:family="text">
      <style:text-properties fo:color="#2a6099" loext:opacity="100%" style:font-name="Hack2" fo:font-size="14pt" fo:font-weight="normal" style:font-size-asian="18pt" style:font-weight-asian="normal" style:font-size-complex="18pt" style:font-weight-complex="normal"/>
    </style:style>
    <style:style style:name="T3" style:family="text">
      <style:text-properties fo:color="#666666" loext:opacity="100%" fo:font-size="16pt" fo:font-weight="normal" style:font-size-asian="18pt" style:font-weight-asian="normal" style:font-size-complex="18pt" style:font-weight-complex="normal"/>
    </style:style>
    <style:style style:name="T4" style:family="text">
      <style:text-properties fo:color="#666666" loext:opacity="100%" fo:font-size="16pt" fo:letter-spacing="0.071cm" fo:font-weight="normal" style:font-size-asian="18pt" style:font-weight-asian="normal" style:font-size-complex="18pt" style:font-weight-complex="normal"/>
    </style:style>
    <style:style style:name="T5" style:family="text">
      <style:text-properties fo:color="#666666" loext:opacity="100%" fo:font-size="2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755cm" svg:height="0.878cm" svg:x="3.683cm" svg:y="8.712cm">
          <draw:text-box>
            <text:p><text:span text:style-name="T1">2021</text:span></text:p>
          </draw:text-box>
        </draw:frame>
        <draw:frame draw:style-name="gr2" draw:text-style-name="P2" draw:layer="layout" svg:width="1.27cm" svg:height="0.951cm" svg:x="2.54cm" svg:y="8.636cm">
          <draw:image xlink:href="Pictures/1000000000000103000000C26F8B3F38602EA9B1.jpg" xlink:type="simple" xlink:show="embed" xlink:actuate="onLoad" draw:mime-type="image/jpeg">
            <text:p/>
          </draw:image>
        </draw:frame>
        <draw:frame draw:style-name="gr3" draw:text-style-name="P1" draw:layer="layout" svg:width="1.27cm" svg:height="0.878cm" svg:x="4.826cm" svg:y="9.728cm">
          <draw:text-box>
            <text:p><text:span text:style-name="T1">37</text:span></text:p>
          </draw:text-box>
        </draw:frame>
        <draw:frame draw:style-name="gr2" draw:text-style-name="P2" draw:layer="layout" svg:width="1.27cm" svg:height="0.951cm" svg:x="3.683cm" svg:y="9.652cm">
          <draw:image xlink:href="Pictures/1000000000000103000000C26F8B3F38602EA9B1.jpg" xlink:type="simple" xlink:show="embed" xlink:actuate="onLoad" draw:mime-type="image/jpeg">
            <text:p/>
          </draw:image>
        </draw:frame>
        <draw:frame draw:style-name="gr4" draw:text-style-name="P1" draw:layer="layout" svg:width="2.441cm" svg:height="0.878cm" svg:x="5.969cm" svg:y="10.744cm">
          <draw:text-box>
            <text:p><text:span text:style-name="T1">coastal</text:span></text:p>
          </draw:text-box>
        </draw:frame>
        <draw:frame draw:style-name="gr2" draw:text-style-name="P2" draw:layer="layout" svg:width="1.27cm" svg:height="0.951cm" svg:x="4.826cm" svg:y="10.668cm">
          <draw:image xlink:href="Pictures/1000000000000103000000C26F8B3F38602EA9B1.jpg" xlink:type="simple" xlink:show="embed" xlink:actuate="onLoad" draw:mime-type="image/jpeg">
            <text:p/>
          </draw:image>
        </draw:frame>
        <draw:frame draw:style-name="gr5" draw:text-style-name="P3" draw:layer="layout" svg:width="14.43cm" svg:height="0.878cm" svg:x="2.47cm" svg:y="4.352cm">
          <draw:text-box>
            <text:p><text:span text:style-name="T2"><text:a xlink:href="https://github.com/sofia-tsaf/2021Area37Coastal" xlink:type="simple">https://github.com/sofia-tsaf/2021Area37Coastal</text:a></text:span></text:p>
          </draw:text-box>
        </draw:frame>
        <draw:frame draw:style-name="gr2" draw:text-style-name="P2" draw:layer="layout" svg:width="0.635cm" svg:height="0.556cm" svg:x="6.299cm" svg:y="11.855cm">
          <draw:image xlink:href="Pictures/100002010000014000000118C66ABE9614728689.png" xlink:type="simple" xlink:show="embed" xlink:actuate="onLoad" draw:mime-type="image/png">
            <text:p/>
          </draw:image>
        </draw:frame>
        <draw:frame draw:style-name="gr6" draw:text-style-name="P4" draw:layer="layout" svg:width="2.221cm" svg:height="0.878cm" svg:x="7.061cm" svg:y="11.76cm">
          <draw:text-box>
            <text:p><text:span text:style-name="T3">data.R</text:span></text:p>
          </draw:text-box>
        </draw:frame>
        <draw:frame draw:style-name="gr2" draw:text-style-name="P2" draw:layer="layout" svg:width="0.635cm" svg:height="0.556cm" svg:x="6.293cm" svg:y="12.884cm">
          <draw:image xlink:href="Pictures/100002010000014000000118C66ABE9614728689.png" xlink:type="simple" xlink:show="embed" xlink:actuate="onLoad" draw:mime-type="image/png">
            <text:p/>
          </draw:image>
        </draw:frame>
        <draw:frame draw:style-name="gr7" draw:text-style-name="P4" draw:layer="layout" svg:width="2.72cm" svg:height="0.878cm" svg:x="7.061cm" svg:y="12.776cm">
          <draw:text-box>
            <text:p><text:span text:style-name="T3">model.R</text:span></text:p>
          </draw:text-box>
        </draw:frame>
        <draw:frame draw:style-name="gr3" draw:text-style-name="P6" draw:layer="layout" svg:width="1.27cm" svg:height="0.878cm" svg:x="7.061cm" svg:y="13.792cm">
          <draw:text-box>
            <text:p text:style-name="P5"><text:span text:style-name="T4">...</text:span></text:p>
          </draw:text-box>
        </draw:frame>
        <draw:frame draw:style-name="gr8" draw:text-style-name="P7" draw:layer="layout" svg:width="6.285cm" svg:height="1.038cm" svg:x="1.47cm" svg:y="2.952cm">
          <draw:text-box>
            <text:p><text:span text:style-name="T5">Remote repository</text:span></text:p>
          </draw:text-box>
        </draw:frame>
        <draw:frame draw:style-name="gr9" draw:text-style-name="P7" draw:layer="layout" svg:width="8.059cm" svg:height="1.038cm" svg:x="1.47cm" svg:y="7.152cm">
          <draw:text-box>
            <text:p><text:span text:style-name="T5">Local directory structure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1" svg:font-family="Hack" style:font-pitch="fixed"/>
    <style:font-face style:name="Hack2" svg:font-family="Hack" style:font-adornments="Bold" style:font-pitch="fixed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draw:frame presentation:style-name="Default-title" draw:layer="backgroundobjects" svg:width="26.723cm" svg:height="3.506cm" svg:x="1.484cm" svg:y="0.837cm" presentation:class="title" presentation:placeholder="true">
        <draw:text-box/>
      </draw:frame>
      <draw:frame presentation:style-name="Default-outline1" draw:layer="backgroundobjects" svg:width="26.723cm" svg:height="12.182cm" svg:x="1.484cm" svg:y="4.914cm" presentation:class="outline" presentation:placeholder="true">
        <draw:text-box/>
      </draw:frame>
      <draw:frame presentation:style-name="Mpr1" draw:text-style-name="MP2" draw:layer="backgroundobjects" svg:width="6.917cm" svg:height="1.447cm" svg:x="1.484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2cm" svg:height="1.447cm" svg:x="10.154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7cm" svg:height="1.447cm" svg:x="21.28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0:46:00.271342335</meta:creation-date>
    <dc:date>2021-12-31T16:00:52.269736940</dc:date>
    <meta:editing-duration>PT2H40M27S</meta:editing-duration>
    <meta:editing-cycles>18</meta:editing-cycles>
    <meta:generator>LibreOffice/7.0.4.2$Linux_X86_64 LibreOffice_project/00$Build-2</meta:generator>
    <meta:document-statistic meta:object-count="37"/>
  </office:meta>
</office:document-meta>
</file>